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ARial" fo:font-size="12pt" fo:language="pt" fo:country="BR" fo:font-style="normal" fo:font-weight="normal" officeooo:rsid="001d79c4" officeooo:paragraph-rsid="001d79c4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justify" style:justify-single-word="false" style:writing-mode="lr-tb"/>
      <style:text-properties style:font-name="ARial" fo:font-style="normal" fo:font-weight="normal" officeooo:rsid="007ea0de" officeooo:paragraph-rsid="007ea0de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 style:writing-mode="lr-tb"/>
      <style:text-properties style:font-name="ARial" fo:font-style="normal" fo:font-weight="normal" officeooo:paragraph-rsid="001d79c4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 style:writing-mode="lr-tb"/>
      <style:text-properties style:font-name="ARial" fo:font-style="normal" fo:font-weight="normal" officeooo:paragraph-rsid="005c32dc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 style:writing-mode="lr-tb"/>
      <style:text-properties style:font-name="ARial" fo:font-style="normal" fo:font-weight="normal" officeooo:paragraph-rsid="007ea0de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 style:writing-mode="lr-tb"/>
      <style:text-properties officeooo:paragraph-rsid="005c32dc"/>
    </style:style>
    <style:style style:name="P8" style:family="paragraph" style:parent-style-name="Text_20_body">
      <style:paragraph-properties fo:text-align="justify" style:justify-single-word="false" style:writing-mode="lr-tb"/>
      <style:text-properties officeooo:paragraph-rsid="005c32dc"/>
    </style:style>
    <style:style style:name="P9" style:family="paragraph" style:parent-style-name="Standard">
      <style:paragraph-properties fo:text-align="justify" style:justify-single-word="false" style:writing-mode="lr-tb"/>
      <style:text-properties officeooo:paragraph-rsid="007ea0de"/>
    </style:style>
    <style:style style:name="P10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 style:writing-mode="lr-tb"/>
      <style:text-properties style:font-name="ARial" fo:font-style="normal" fo:font-weight="normal" officeooo:rsid="007ea0de" officeooo:paragraph-rsid="00832006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 style:writing-mode="lr-tb"/>
      <style:text-properties style:font-name="ARial" fo:font-style="normal" fo:font-weight="normal" officeooo:rsid="0085104a" officeooo:paragraph-rsid="0085104a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style:font-name="ARial" fo:font-style="normal" fo:font-weight="normal" officeooo:rsid="00857899" officeooo:paragraph-rsid="00857899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ARial" fo:font-size="12pt" fo:language="pt" fo:country="BR" fo:font-style="normal" fo:font-weight="normal" officeooo:rsid="0048188f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ARial" fo:font-size="12pt" fo:language="pt" fo:country="BR" fo:font-style="normal" fo:font-weight="normal" officeooo:rsid="007ea0de" officeooo:paragraph-rsid="007ea0de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16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17" style:family="paragraph" style:parent-style-name="Text_20_body" style:list-style-name="L1">
      <style:paragraph-properties fo:text-align="justify" style:justify-single-word="false"/>
    </style:style>
    <style:style style:name="P18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19" style:family="paragraph" style:parent-style-name="Text_20_body" style:list-style-name="L2">
      <style:paragraph-properties fo:text-align="justify" style:justify-single-word="false"/>
    </style:style>
    <style:style style:name="T1" style:family="text">
      <style:text-properties officeooo:rsid="001d79c4"/>
    </style:style>
    <style:style style:name="T2" style:family="text">
      <style:text-properties style:use-window-font-color="true" loext:opacity="0%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use-window-font-color="true" loext:opacity="0%" fo:font-size="12pt" fo:language="pt" fo:country="BR" officeooo:rsid="007b8e92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4" style:family="text">
      <style:text-properties style:use-window-font-color="true" loext:opacity="0%" fo:font-size="12pt" fo:language="pt" fo:country="BR" officeooo:rsid="001d79c4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5" style:family="text">
      <style:text-properties style:use-window-font-color="true" loext:opacity="0%" fo:font-size="12pt" fo:language="pt" fo:country="BR" officeooo:rsid="007ea0de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6" style:family="text">
      <style:text-properties style:use-window-font-color="true" loext:opacity="0%" fo:font-size="12pt" fo:language="pt" fo:country="BR" officeooo:rsid="004e15d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7" style:family="text">
      <style:text-properties style:use-window-font-color="true" loext:opacity="0%" fo:font-size="12pt" fo:language="pt" fo:country="BR" officeooo:rsid="003de7a1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8" style:family="text">
      <style:text-properties style:use-window-font-color="true" loext:opacity="0%" fo:font-size="12pt" fo:language="pt" fo:country="BR" officeooo:rsid="00828a18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9" style:family="text">
      <style:text-properties style:use-window-font-color="true" loext:opacity="0%" fo:font-size="12pt" fo:language="pt" fo:country="BR" officeooo:rsid="0083200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0" style:family="text">
      <style:text-properties style:use-window-font-color="true" loext:opacity="0%" fo:font-size="12pt" fo:language="pt" fo:country="BR" officeooo:rsid="0081dace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1" style:family="text">
      <style:text-properties style:use-window-font-color="true" loext:opacity="0%" fo:font-size="12pt" fo:language="pt" fo:country="BR" officeooo:rsid="008720e7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2" style:family="text">
      <style:text-properties style:use-window-font-color="true" loext:opacity="0%" style:font-name="ARial" fo:font-size="12pt" fo:language="pt" fo:country="BR" fo:font-style="normal" fo:font-weight="normal" officeooo:rsid="007b8e92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13" style:family="text">
      <style:text-properties style:use-window-font-color="true" loext:opacity="0%" style:font-name="ARial" fo:font-size="12pt" fo:language="pt" fo:country="BR" fo:font-style="normal" fo:font-weight="normal" officeooo:rsid="005c32dc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14" style:family="text">
      <style:text-properties officeooo:rsid="003de7a1"/>
    </style:style>
    <style:style style:name="T15" style:family="text">
      <style:text-properties officeooo:rsid="003ee7ba"/>
    </style:style>
    <style:style style:name="T16" style:family="text">
      <style:text-properties officeooo:rsid="007b8e92"/>
    </style:style>
    <style:style style:name="T17" style:family="text">
      <style:text-properties officeooo:rsid="007ea0de"/>
    </style:style>
    <style:style style:name="T18" style:family="text">
      <style:text-properties officeooo:rsid="0081dace"/>
    </style:style>
    <style:style style:name="T19" style:family="text">
      <style:text-properties officeooo:rsid="00832006"/>
    </style:style>
    <style:style style:name="T20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ARial" fo:font-style="normal" fo:font-weight="normal" officeooo:rsid="007ea0de" style:font-style-asian="normal" style:font-weight-asian="normal" style:font-style-complex="normal" style:font-weight-complex="normal"/>
    </style:style>
    <style:style style:name="T22" style:family="text">
      <style:text-properties officeooo:rsid="0085104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stituto Federal Sul-rio-grandense – Campus Camaquã</text:p>
      <text:p text:style-name="P2">Disciplina: Banco de Dados II – Turma 2024</text:p>
      <text:p text:style-name="P2">Professor: Vinícius Alves Hax</text:p>
      <text:p text:style-name="P2">Assunto: <text:span text:style-name="T16">Lista de exerc</text:span><text:span text:style-name="T3">ícios 5 - </text:span><text:span text:style-name="T1">Revis</text:span><text:span text:style-name="T4">ão </text:span><text:span text:style-name="T3">da etapa 2</text:span></text:p>
      <text:p text:style-name="P14"/>
      <text:p text:style-name="P4"><text:span text:style-name="T1">Para os exerc</text:span><text:span text:style-name="T4">ícios </text:span><text:span text:style-name="T5">6 à </text:span><text:span text:style-name="T11">10</text:span><text:span text:style-name="T6"> </text:span><text:span text:style-name="T7">u</text:span><text:span text:style-name="T4">tilize as tabelas e registros abaixo:</text:span></text:p>
      <text:p text:style-name="P1"/>
      <text:p text:style-name="P1">CREATE TABLE teacher (</text:p>
      <text:p text:style-name="P1"><text:tab/>id INT,</text:p>
      <text:p text:style-name="P1"><text:tab/>name VARCHAR(200),</text:p>
      <text:p text:style-name="P1"><text:tab/>side VARCHAR(200),</text:p>
      <text:p text:style-name="P1"><text:tab/><text:span text:style-name="T14">level </text:span><text:span text:style-name="T15">REAL</text:span></text:p>
      <text:p text:style-name="P1">);</text:p>
      <text:p text:style-name="P1"/>
      <text:p text:style-name="P1">CREATE TABLE <text:span text:style-name="T17">stats </text:span>(</text:p>
      <text:p text:style-name="P1"><text:tab/>id SERIAL,</text:p>
      <text:p text:style-name="P1"><text:tab/><text:span text:style-name="T17">average_level REAL,</text:span></text:p>
      <text:p text:style-name="P1"><text:tab/><text:span text:style-name="T19">teachers</text:span><text:span text:style-name="T18">_count INT</text:span></text:p>
      <text:p text:style-name="P1">);</text:p>
      <text:p text:style-name="P1"/>
      <text:p text:style-name="P7"><text:span text:style-name="T12">1</text:span><text:span text:style-name="T13">) </text:span><text:span text:style-name="T20">Qual é a diferença entre um </text:span><text:span text:style-name="Emphasis"><text:span text:style-name="T20">trigger</text:span></text:span><text:span text:style-name="T20"> </text:span><text:span text:style-name="Source_20_Text"><text:span text:style-name="T20">BEFORE</text:span></text:span><text:span text:style-name="T20"> e </text:span><text:span text:style-name="Source_20_Text"><text:span text:style-name="T20">AFTER</text:span></text:span><text:span text:style-name="T20">, e como a escolha entre eles pode afetar a lógica de uma aplicação que utiliza o banco de dados?</text:span></text:p>
      <text:p text:style-name="P5"/>
      <text:p text:style-name="P8"><text:span text:style-name="T21">2) </text:span><text:span text:style-name="T20">Qual das alternativas descreve corretamente a função de um </text:span><text:span text:style-name="Emphasis"><text:span text:style-name="T20">trigger</text:span></text:span><text:span text:style-name="T20"> no PostgreSQL?</text:span></text:p>
      <text:list xml:id="list1120706981" text:style-name="L1">
        <text:list-header>
          <text:p text:style-name="P16"><text:span text:style-name="Strong_20_Emphasis"><text:span text:style-name="T20">a)</text:span></text:span><text:span text:style-name="T20"> Um </text:span><text:span text:style-name="Emphasis"><text:span text:style-name="T20">trigger</text:span></text:span><text:span text:style-name="T20"> é uma estrutura usada apenas para otimizar consultas SQL.</text:span></text:p>
          <text:p text:style-name="P16"><text:span text:style-name="Strong_20_Emphasis"><text:span text:style-name="T20">b)</text:span></text:span><text:span text:style-name="T20"> Um </text:span><text:span text:style-name="Emphasis"><text:span text:style-name="T20">trigger</text:span></text:span><text:span text:style-name="T20"> é uma função executada automaticamente em resposta a certos eventos em uma tabela, como uma inserção, atualização ou exclusão de dados.</text:span></text:p>
          <text:p text:style-name="P16"><text:span text:style-name="Strong_20_Emphasis"><text:span text:style-name="T20">c)</text:span></text:span><text:span text:style-name="T20"> Um </text:span><text:span text:style-name="Emphasis"><text:span text:style-name="T20">trigger</text:span></text:span><text:span text:style-name="T20"> serve exclusivamente para testar a presença de chaves primárias em uma tabela.</text:span></text:p>
          <text:p text:style-name="P17"><text:span text:style-name="Strong_20_Emphasis"><text:span text:style-name="T20">d)</text:span></text:span><text:span text:style-name="T20"> Um </text:span><text:span text:style-name="Emphasis"><text:span text:style-name="T20">trigger</text:span></text:span><text:span text:style-name="T20"> é um mecanismo de replicação entre bancos de dados PostgreSQL.</text:span></text:p>
        </text:list-header>
      </text:list>
      <text:p text:style-name="P9"><text:span text:style-name="T21">3) </text:span><text:span text:style-name="T20">Quais dos seguintes eventos podem acionar um </text:span><text:span text:style-name="Emphasis"><text:span text:style-name="T20">trigger</text:span></text:span><text:span text:style-name="T20"> no PostgreSQL?<text:line-break/></text:span></text:p>
      <text:list xml:id="list2522789459" text:style-name="L2">
        <text:list-header>
          <text:p text:style-name="P18"><text:span text:style-name="Strong_20_Emphasis"><text:span text:style-name="T20">a)</text:span></text:span><text:span text:style-name="T20"> Apenas eventos de atualização (</text:span><text:span text:style-name="Source_20_Text"><text:span text:style-name="T20">UPDATE</text:span></text:span><text:span text:style-name="T20">) e exclusão (</text:span><text:span text:style-name="Source_20_Text"><text:span text:style-name="T20">DELETE</text:span></text:span><text:span text:style-name="T20">).</text:span></text:p>
          <text:p text:style-name="P18"><text:span text:style-name="Strong_20_Emphasis"><text:span text:style-name="T20">b)</text:span></text:span><text:span text:style-name="T20"> Somente inserção (</text:span><text:span text:style-name="Source_20_Text"><text:span text:style-name="T20">INSERT</text:span></text:span><text:span text:style-name="T20">) e exclusão (</text:span><text:span text:style-name="Source_20_Text"><text:span text:style-name="T20">DELETE</text:span></text:span><text:span text:style-name="T20">).</text:span></text:p>
          <text:p text:style-name="P18"><text:span text:style-name="Strong_20_Emphasis"><text:span text:style-name="T20">c)</text:span></text:span><text:span text:style-name="T20"> Inserção (</text:span><text:span text:style-name="Source_20_Text"><text:span text:style-name="T20">INSERT</text:span></text:span><text:span text:style-name="T20">), atualização (</text:span><text:span text:style-name="Source_20_Text"><text:span text:style-name="T20">UPDATE</text:span></text:span><text:span text:style-name="T20">), exclusão (</text:span><text:span text:style-name="Source_20_Text"><text:span text:style-name="T20">DELETE</text:span></text:span><text:span text:style-name="T20">) e também eventos como </text:span><text:span text:style-name="Source_20_Text"><text:span text:style-name="T20">TRUNCATE</text:span></text:span><text:span text:style-name="T20">.</text:span></text:p>
          <text:p text:style-name="P19"><text:span text:style-name="Strong_20_Emphasis"><text:span text:style-name="T20">d)</text:span></text:span><text:span text:style-name="T20"> Apenas exclusão (</text:span><text:span text:style-name="Source_20_Text"><text:span text:style-name="T20">DELETE</text:span></text:span><text:span text:style-name="T20">) e seleção (</text:span><text:span text:style-name="Source_20_Text"><text:span text:style-name="T20">SELECT</text:span></text:span><text:span text:style-name="T20">).</text:span></text:p>
        </text:list-header>
      </text:list>
      <text:p text:style-name="P9"><text:span text:style-name="T21">4) </text:span><text:span text:style-name="T20">Qual é a diferença entre um </text:span><text:span text:style-name="Emphasis"><text:span text:style-name="T20">trigger</text:span></text:span><text:span text:style-name="T20"> </text:span><text:span text:style-name="Source_20_Text"><text:span text:style-name="T20">FOR EACH ROW</text:span></text:span><text:span text:style-name="T20"> e </text:span><text:span text:style-name="Source_20_Text"><text:span text:style-name="T20">FOR EACH STATEMENT</text:span></text:span><text:span text:style-name="T20">?</text:span></text:p>
      <text:p text:style-name="P6"/>
      <text:p text:style-name="P3">5) O que representam as vari<text:span text:style-name="T2">áveis OLD e NEW dentro de um trigger?</text:span></text:p>
      <text:p text:style-name="P15"/>
      <text:p text:style-name="P15">6) Crie um trigger e uma função correspondente que sempre que o nível (coluna level) de um professor (tabela teacher) mudar, a coluna average_level (tabela stats) da <text:s/>será atualizada com a média dos níveis de todos os <text:span text:style-name="T22">professores</text:span>.</text:p>
      <text:p text:style-name="P15"/>
      <text:p text:style-name="P11"><text:span text:style-name="T2">7) Crie </text:span><text:span text:style-name="T8">dois</text:span><text:span text:style-name="T2"> trigger</text:span><text:span text:style-name="T8">s</text:span><text:span text:style-name="T2"> que </text:span><text:span text:style-name="T8">funcionem da seguinte maneira: Sempre que um professor (teacher) for adicionado </text:span><text:span text:style-name="T9">um trigger deve ser disparado e o valor da coluna teachers</text:span><text:span text:style-name="T10">_count </text:span><text:span text:style-name="T9">deve ser incrementado. De maneira inversa, crie um trigger que diminua o valor da mesma coluna sempre que um professor for deletado.</text:span></text:p>
      <text:p text:style-name="P12"><text:soft-page-break/><text:span text:style-name="T9">8</text:span><text:span text:style-name="T2">) Faça um programa em PL/pgSQL que crie dados sintéticos (falsos) para preencher a tabela teachers com 10 registros usando o comando WHILE. Nesse caso o ID e o nome não são importantes e podem ter qualquer valor. O nível (level) deve começar em 15 e subir de cinco em cinco (ou seja, 15, 20, 25, 30, etc). Se o nível terminar em cinco o side (lado) deverá ser “Light”, caso contrário deverá ser “Dark”.</text:span></text:p>
      <text:p text:style-name="P12"><text:span text:style-name="T2"/></text:p>
      <text:p text:style-name="P12"><text:span text:style-name="T2">9) Faça um programa em PL/pgSQL que consulte a tabela teachers e utilize a estrutura CASE para exibir uma mensagem de acordo com o level. Se o level for menor que cinquenta deverá aparecer a mensagem “Fraco”. Se o nível for entre 50 e 70 deverá aparecer a mensagem “Médio”. Se for maior que 70 e menor que 90 “Forte” e se for maior ou igual do que 90 deverá aparecer “Muito forte”.</text:span></text:p>
      <text:p text:style-name="P12"><text:span text:style-name="T2"/></text:p>
      <text:p text:style-name="P13"><text:span text:style-name="T2">10) Verifique se após executar os exercícios 6, 7 e 8 se os valores da tabela stats são os esperad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4-10-28T23:10:22.354480445</dc:date>
    <meta:editing-cycles>77</meta:editing-cycles>
    <meta:editing-duration>PT2H23M49S</meta:editing-duration>
    <meta:generator>LibreOffice/7.3.7.2$Linux_X86_64 LibreOffice_project/30$Build-2</meta:generator>
    <dc:creator>Vinícius Alves Hax</dc:creator>
    <meta:document-statistic meta:table-count="0" meta:image-count="0" meta:object-count="0" meta:page-count="2" meta:paragraph-count="34" meta:word-count="506" meta:character-count="2899" meta:non-whitespace-character-count="2424"/>
  </office:meta>
</office:document-meta>
</file>